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uceneCallback.doCallback( IndexSearcher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LuceneCallback.DefaultLuceneCallback( String field ,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